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9">00/00/0000</text:date>, <text:time style:data-style-name="N2" text:time-value="22:43:37.3430879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9T23:23:58.170111599</dc:date>
    <meta:editing-duration>P3DT1H30M57S</meta:editing-duration>
    <meta:editing-cycles>271</meta:editing-cycles>
    <meta:generator>LibreOffice/6.3.4.2.0$Linux_X86_64 LibreOffice_project/30$Build-2</meta:generator>
    <meta:document-statistic meta:table-count="1" meta:cell-count="981" meta:object-count="0"/>
  </office:meta>
</office:document-meta>
</file>